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exTermEnum.dif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exTermEnum.termCompare( Term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exTermEnum.RegexTermEnum( IndexReader reader , Term term , RegexCapabilities regexImp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exTermEnu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exTermEnum.end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